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fo:font-size="15pt" fo:font-weight="normal" fo:background-color="transparent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ff00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ff00"/>
    </style:style>
    <style:style style:name="T2" style:family="text">
      <style:text-properties fo:color="#dd4814"/>
    </style:style>
    <style:style style:name="T3" style:family="text">
      <style:text-properties fo:color="#000080"/>
    </style:style>
    <style:style style:name="T4" style:family="text">
      <style:text-properties fo:color="#000080" fo:background-color="transparent"/>
    </style:style>
    <style:style style:name="T5" style:family="text">
      <style:text-properties fo:color="#000000" fo:font-size="15pt" fo:font-weight="normal" fo:background-color="transparent" style:font-size-asian="15pt" style:font-weight-asian="normal" style:font-size-complex="15pt" style:font-weight-complex="normal"/>
    </style:style>
    <style:style style:name="T6" style:family="text">
      <style:text-properties fo:color="#000000" fo:background-color="transparen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(因特网）</text:p>
      <text:p text:style-name="P2">一.<text:tab/> ulrparse (url)</text:p>
      <text:list xml:id="list7759188741" text:style-name="L1">
        <text:list-item>
          <text:list>
            <text:list-item>
              <text:p text:style-name="P7">解析 ：<text:tab/>urlparse()命名元组、urlsplit()路径参数不分、urldefrag()</text:p>
            </text:list-item>
            <text:list-item>
              <text:p text:style-name="P7">反解析： parsed.geturl()适用于解析对象 、 urlunparse(tuple) 参数元组</text:p>
            </text:list-item>
            <text:list-item>
              <text:p text:style-name="P7">连接：<text:tab/>urljoin(url,path)</text:p>
            </text:list-item>
          </text:list>
        </text:list-item>
      </text:list>
      <text:p text:style-name="P2"/>
      <text:p text:style-name="P2">二. BaseHTTPServer(实现web服务器的库)</text:p>
      <text:p text:style-name="P2"><text:tab/><text:tab/>1.服务器类：HTTPServer((host,port),handler)</text:p>
      <text:p text:style-name="P2"><text:tab/></text:p>
      <text:p text:style-name="P2"><text:tab/><text:tab/><text:span text:style-name="T3">2.处理器类：BaseHTTPRequestHandler:</text:span></text:p>
      <text:p text:style-name="P5"><text:tab/><text:tab/><text:tab/></text:p>
      <text:p text:style-name="P3"><text:span text:style-name="T1"><text:tab/><text:tab/> <text:s text:c="3"/><text:tab/></text:span><text:span text:style-name="T5">可用实例属性：</text:span></text:p>
      <text:p text:style-name="P4"><text:tab/><text:tab/><text:tab/>(self)</text:p>
      <text:p text:style-name="P4"><text:tab/><text:tab/><text:tab/> client_address, command, path, request_version, headers,rfile,</text:p>
      <text:p text:style-name="P4"><text:tab/><text:tab/><text:tab/> wfile</text:p>
      <text:p text:style-name="P4"/>
      <text:p text:style-name="P2"><text:span text:style-name="T1"><text:s text:c="3"/><text:tab/><text:tab/> <text:tab/></text:span><text:span text:style-name="T6">可用实例方法：</text:span></text:p>
      <text:p text:style-name="P4"><text:tab/><text:tab/><text:tab/>(self) <text:s text:c="6"/></text:p>
      <text:p text:style-name="P4"><text:tab/><text:tab/><text:tab/>send_error, <text:s text:c="2"/>send_response, send_header,</text:p>
      <text:p text:style-name="P4"><text:s text:c="10"/><text:tab/>end_headers, <text:s/>log_request,log_error,log_message</text:p>
      <text:p text:style-name="P2"><text:span text:style-name="T6"><text:tab/><text:tab/><text:tab/></text:span><text:span text:style-name="T4">使用实质就是实现下面两个方法：</text:span></text:p>
      <text:p text:style-name="P2"><text:span text:style-name="T4"><text:tab/><text:tab/><text:tab/></text:span>def do_GET(self):</text:p>
      <text:p text:style-name="P2"><text:tab/><text:tab/><text:tab/><text:tab/>self.send_error();</text:p>
      <text:p text:style-name="P2"><text:tab/><text:tab/><text:tab/><text:tab/>self.send_header();</text:p>
      <text:p text:style-name="P2"><text:tab/></text:p>
      <text:p text:style-name="P2"><text:tab/><text:tab/><text:tab/>def do_POST(self):</text:p>
      <text:p text:style-name="P2"><text:tab/><text:tab/><text:tab/>还有一些类的属性<text:tab/></text:p>
      <text:p text:style-name="P2"><text:tab/><text:tab/><text:span text:style-name="T3">其他处理器</text:span>：</text:p>
      <text:p text:style-name="P2"><text:tab/><text:tab/><text:tab/>CGIHTTPServer.CGIHTTPRequestHandler<text:tab/><text:tab/></text:p>
      <text:p text:style-name="P2"><text:tab/><text:tab/><text:tab/>SimpleHTTPServer.SimpleHTTPRequestHandler</text:p>
      <text:p text:style-name="P2"/>
      <text:p text:style-name="P2">三.httplib(实现http客户端）：</text:p>
      <text:p text:style-name="P2"><text:tab/><text:tab/>1.HTTPConnection(host,[port]):</text:p>
      <text:p text:style-name="P2"><text:soft-page-break/><text:tab/><text:tab/>实例方法：</text:p>
      <text:p text:style-name="P2"><text:tab/><text:tab/><text:tab/>h.connect(), <text:s text:c="2"/>h.close, <text:s text:c="2"/>h.send(bytes), <text:s text:c="2"/></text:p>
      <text:p text:style-name="P2"><text:tab/><text:tab/><text:tab/>h.putrequest(), <text:s text:c="2"/>h.putheader(), h.endheaders(),</text:p>
      <text:p text:style-name="P2"><text:tab/><text:tab/><text:tab/>h.request(), h.getresponse()</text:p>
      <text:p text:style-name="P2"/>
      <text:p text:style-name="P2"><text:tab/><text:tab/>HTTPResponse实例方法：</text:p>
      <text:p text:style-name="P2"><text:tab/><text:tab/><text:tab/>r.read(), <text:s/>r.getheader(), <text:s text:c="2"/>r.getheaders(), </text:p>
      <text:p text:style-name="P2"><text:tab/><text:tab/><text:tab/>r.version, r.status, r.reason, r.length</text:p>
      <text:p text:style-name="P2"><text:tab/><text:tab/><text:tab/><text:tab/></text:p>
      <text:p text:style-name="P2">四.urllib:访问网络不需验证的网络资源</text:p>
      <text:p text:style-name="P2"/>
      <text:list xml:id="list234425668" text:style-name="L2">
        <text:list-item>
          <text:list>
            <text:list-item>
              <text:p text:style-name="P8">下载文件：</text:p>
              <text:p text:style-name="P8">filename,header = urllib.<text:span text:style-name="T3">urlretrieve</text:span><text:span text:style-name="T2">(</text:span>url,reporthook)回调函数</text:p>
              <text:p text:style-name="P8">返回本地文件和头部信息</text:p>
            </text:list-item>
            <text:list-item>
              <text:p text:style-name="P8">(urlencode() / (un)quote() / (un)quote_plus() )</text:p>
            </text:list-item>
          </text:list>
        </text:list-item>
      </text:list>
      <text:p text:style-name="P2"><text:tab/></text:p>
      <text:p text:style-name="P2"><text:tab/>urllib2:更新的</text:p>
      <text:p text:style-name="P2"><text:tab/><text:tab/><text:tab/>获得数据</text:p>
      <text:p text:style-name="P2"><text:tab/><text:tab/><text:tab/>response = urlopen(url,data=None) 有data会使用post方法</text:p>
      <text:p text:style-name="P2"><text:tab/><text:tab/><text:tab/>response.read()\ response.info()</text:p>
      <text:p text:style-name="P2"><text:tab/><text:tab/><text:tab/></text:p>
      <text:p text:style-name="P2"><text:tab/><text:tab/><text:tab/>对请求进行更精细的控制</text:p>
      <text:p text:style-name="P2"><text:tab/><text:tab/><text:tab/>request = Request(url)</text:p>
      <text:p text:style-name="P2"><text:tab/><text:tab/><text:tab/>request.add_header();</text:p>
      <text:p text:style-name="P2"><text:tab/><text:tab/><text:tab/>request.add_data()</text:p>
      <text:p text:style-name="P2"><text:tab/><text:tab/><text:tab/>request.get_data()</text:p>
      <text:p text:style-name="P2"><text:tab/><text:tab/><text:tab/>urlopen(request)</text:p>
      <text:p text:style-name="P2"><text:tab/><text:tab/> <text:s text:c="3"/>上传文件自己的源码有错误，创建定制协议处理器没看</text:p>
      <text:p text:style-name="P2"><text:tab/><text:tab/><text:tab/></text:p>
      <text:p text:style-name="P2"><text:tab/><text:tab/><text:tab/><text:span text:style-name="T3">高级验证：建立自定义Opener</text:span></text:p>
      <text:p text:style-name="P2"><text:tab/><text:tab/><text:tab/>urllib2.build_opener(handler1,....)</text:p>
      <text:p text:style-name="P2"><text:tab/><text:tab/><text:tab/><text:tab/>1.密码验证：auth = HTTPBasicAuthHandler()</text:p>
      <text:p text:style-name="P2"><text:tab/><text:tab/><text:tab/><text:tab/><text:tab/><text:tab/><text:tab/><text:tab/>auth.add_password('admin',' ..','...','....')</text:p>
      <text:p text:style-name="P2"><text:tab/><text:tab/><text:tab/><text:tab/><text:tab/><text:tab/><text:tab/><text:tab/>opener = build_opener(auth)</text:p>
      <text:p text:style-name="P2"><text:tab/><text:tab/><text:tab/><text:tab/><text:tab/><text:tab/><text:tab/><text:tab/>u = opener.open(url)</text:p>
      <text:p text:style-name="P2"><text:tab/><text:tab/><text:tab/><text:tab/>2.HTTPCookie：HTTPCookieProcessor</text:p>
      <text:p text:style-name="P2"><text:soft-page-break/><text:tab/><text:tab/><text:tab/><text:tab/>3.代理：ProxyHandler()</text:p>
      <text:p text:style-name="P2"/>
      <text:p text:style-name="P2">五. Cookie VS cookielib模块：</text:p>
      <text:p text:style-name="P2"><text:tab/> <text:tab/>Cookie.SimpleCookie 服务器</text:p>
      <text:p text:style-name="P2"><text:tab/><text:tab/>cookielib<text:tab/><text:tab/>客户端<text:tab/></text:p>
      <text:p text:style-name="P2">六.数据传送两种方法：</text:p>
      <text:p text:style-name="P2"><text:tab/>1.url</text:p>
      <text:p text:style-name="P2"><text:tab/>2.data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4-12T08:40:14</meta:creation-date>
    <dc:date>2014-04-23T21:52:46</dc:date>
    <dc:creator>funnybook </dc:creator>
    <meta:editing-duration>PT6H31M42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3" meta:paragraph-count="71" meta:word-count="176" meta:character-count="1778" meta:non-whitespace-character-count="1515"/>
  </office:meta>
</office:document-meta>
</file>